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704" officeooo:paragraph-rsid="0011a704"/>
    </style:style>
    <style:style style:name="P2" style:family="paragraph" style:parent-style-name="Standard">
      <style:text-properties officeooo:rsid="0011a704" officeooo:paragraph-rsid="001604bc"/>
    </style:style>
    <style:style style:name="P3" style:family="paragraph" style:parent-style-name="Standard">
      <style:text-properties officeooo:rsid="0011a704" officeooo:paragraph-rsid="001330a1"/>
    </style:style>
    <style:style style:name="P4" style:family="paragraph" style:parent-style-name="Standard">
      <style:text-properties officeooo:rsid="0011a704" officeooo:paragraph-rsid="001a231a"/>
    </style:style>
    <style:style style:name="P5" style:family="paragraph" style:parent-style-name="Standard">
      <style:text-properties officeooo:paragraph-rsid="001330a1"/>
    </style:style>
    <style:style style:name="P6" style:family="paragraph" style:parent-style-name="Standard">
      <style:text-properties officeooo:rsid="001330a1" officeooo:paragraph-rsid="001330a1"/>
    </style:style>
    <style:style style:name="P7" style:family="paragraph" style:parent-style-name="Standard">
      <style:text-properties officeooo:rsid="001330a1" officeooo:paragraph-rsid="001a231a"/>
    </style:style>
    <style:style style:name="P8" style:family="paragraph" style:parent-style-name="Standard">
      <style:text-properties officeooo:rsid="001330a1" officeooo:paragraph-rsid="00288ba2"/>
    </style:style>
    <style:style style:name="P9" style:family="paragraph" style:parent-style-name="Standard">
      <style:text-properties officeooo:paragraph-rsid="0011a704"/>
    </style:style>
    <style:style style:name="P10" style:family="paragraph" style:parent-style-name="Standard">
      <style:text-properties officeooo:rsid="001f662c" officeooo:paragraph-rsid="0011a704"/>
    </style:style>
    <style:style style:name="P11" style:family="paragraph" style:parent-style-name="Standard">
      <style:text-properties officeooo:rsid="001f662c" officeooo:paragraph-rsid="001604bc"/>
    </style:style>
    <style:style style:name="P12" style:family="paragraph" style:parent-style-name="Standard">
      <style:text-properties officeooo:rsid="001f662c" officeooo:paragraph-rsid="0018c74b"/>
    </style:style>
    <style:style style:name="P13" style:family="paragraph" style:parent-style-name="Standard">
      <style:text-properties officeooo:rsid="001f662c" officeooo:paragraph-rsid="001a231a"/>
    </style:style>
    <style:style style:name="P14" style:family="paragraph" style:parent-style-name="Standard">
      <style:text-properties officeooo:rsid="001f662c" officeooo:paragraph-rsid="002649fb"/>
    </style:style>
    <style:style style:name="P15" style:family="paragraph" style:parent-style-name="Standard">
      <style:text-properties officeooo:rsid="001f662c" officeooo:paragraph-rsid="002752eb"/>
    </style:style>
    <style:style style:name="P16" style:family="paragraph" style:parent-style-name="Standard">
      <style:text-properties officeooo:rsid="001f662c" officeooo:paragraph-rsid="00288ba2"/>
    </style:style>
    <style:style style:name="P17" style:family="paragraph" style:parent-style-name="Standard">
      <style:text-properties officeooo:paragraph-rsid="001604bc"/>
    </style:style>
    <style:style style:name="P18" style:family="paragraph" style:parent-style-name="Standard">
      <style:text-properties officeooo:rsid="00180483" officeooo:paragraph-rsid="00180483"/>
    </style:style>
    <style:style style:name="P19" style:family="paragraph" style:parent-style-name="Standard">
      <style:text-properties officeooo:paragraph-rsid="001a231a"/>
    </style:style>
    <style:style style:name="P20" style:family="paragraph" style:parent-style-name="Standard">
      <style:text-properties officeooo:rsid="001d7774" officeooo:paragraph-rsid="001d7774"/>
    </style:style>
    <style:style style:name="P21" style:family="paragraph" style:parent-style-name="Standard">
      <style:text-properties officeooo:paragraph-rsid="001ebf74"/>
    </style:style>
    <style:style style:name="T1" style:family="text">
      <style:text-properties officeooo:rsid="0011a704"/>
    </style:style>
    <style:style style:name="T2" style:family="text">
      <style:text-properties fo:font-weight="bold" officeooo:rsid="0011a70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a704" style:font-weight-asian="normal" style:font-weight-complex="normal"/>
    </style:style>
    <style:style style:name="T5" style:family="text">
      <style:text-properties fo:font-weight="normal" officeooo:rsid="001f662c" style:font-weight-asian="normal" style:font-weight-complex="normal"/>
    </style:style>
    <style:style style:name="T6" style:family="text">
      <style:text-properties fo:font-weight="normal" officeooo:rsid="001330a1" style:font-weight-asian="normal" style:font-weight-complex="normal"/>
    </style:style>
    <style:style style:name="T7" style:family="text">
      <style:text-properties fo:font-weight="normal" officeooo:rsid="00180483" style:font-weight-asian="normal" style:font-weight-complex="normal"/>
    </style:style>
    <style:style style:name="T8" style:family="text">
      <style:text-properties fo:font-weight="normal" officeooo:rsid="0018c74b" style:font-weight-asian="normal" style:font-weight-complex="normal"/>
    </style:style>
    <style:style style:name="T9" style:family="text">
      <style:text-properties fo:font-weight="normal" officeooo:rsid="001a231a" style:font-weight-asian="normal" style:font-weight-complex="normal"/>
    </style:style>
    <style:style style:name="T10" style:family="text">
      <style:text-properties fo:font-weight="normal" officeooo:rsid="001ebf74" style:font-weight-asian="normal" style:font-weight-complex="normal"/>
    </style:style>
    <style:style style:name="T11" style:family="text">
      <style:text-properties fo:font-weight="normal" officeooo:rsid="00207b33" style:font-weight-asian="normal" style:font-weight-complex="normal"/>
    </style:style>
    <style:style style:name="T12" style:family="text">
      <style:text-properties fo:font-weight="normal" officeooo:rsid="002649fb" style:font-weight-asian="normal" style:font-weight-complex="normal"/>
    </style:style>
    <style:style style:name="T13" style:family="text">
      <style:text-properties fo:font-weight="normal" officeooo:rsid="002752eb" style:font-weight-asian="normal" style:font-weight-complex="normal"/>
    </style:style>
    <style:style style:name="T14" style:family="text">
      <style:text-properties officeooo:rsid="00180483"/>
    </style:style>
    <style:style style:name="T15" style:family="text">
      <style:text-properties fo:color="#800000" fo:font-weight="normal" officeooo:rsid="00288ba2" style:font-weight-asian="normal" style:font-weight-complex="normal"/>
    </style:style>
    <style:style style:name="T16" style:family="text">
      <style:text-properties style:use-window-font-color="true" fo:font-weight="normal" officeooo:rsid="00288ba2" style:font-weight-asian="normal" style:font-weight-complex="normal"/>
    </style:style>
    <style:style style:name="T17" style:family="text">
      <style:text-properties style:use-window-font-color="true" fo:font-weight="normal" officeooo:rsid="001330a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édure stockée 1</text:p>
      <text:p text:style-name="P1"/>
      <text:p text:style-name="P6">Mode sql</text:p>
      <text:p text:style-name="P6"/>
      <text:p text:style-name="P1">CREATE DEFINER = `admin`@`localhost`</text:p>
      <text:p text:style-name="P5"><text:span text:style-name="T1">PROCEDURE </text:span><text:span text:style-name="T2">`</text:span><text:span text:style-name="Strong_20_Emphasis"><text:span text:style-name="T6">Moyenne_des_distance_regate_pour_un_challenge</text:span></text:span><text:span text:style-name="Strong_20_Emphasis"><text:span text:style-name="T4">` (IN id_challenge INT)</text:span></text:span></text:p>
      <text:p text:style-name="P9"><text:span text:style-name="Strong_20_Emphasis"><text:span text:style-name="T4">BEGIN</text:span></text:span></text:p>
      <text:p text:style-name="P9"><text:span text:style-name="Strong_20_Emphasis"><text:span text:style-name="T5">SELECT c.nom AS CHALLENGE, AVG(r.distance) AS MOYENNEDISTANCECOURU</text:span></text:span></text:p>
      <text:p text:style-name="P10">FROM `challenge` c</text:p>
      <text:p text:style-name="P10">INNER JOIN `regatte` r</text:p>
      <text:p text:style-name="P10">ON c.id= r.id_challenge</text:p>
      <text:p text:style-name="P20">WHERE c.id = id_challenge</text:p>
      <text:p text:style-name="P9"><text:span text:style-name="Strong_20_Emphasis"><text:span text:style-name="T5">GROUP BY c.nom ;</text:span></text:span></text:p>
      <text:p text:style-name="P9"><text:span text:style-name="Strong_20_Emphasis"><text:span text:style-name="T4">END</text:span></text:span></text:p>
      <text:p text:style-name="P9"><text:span text:style-name="Strong_20_Emphasis"><text:span text:style-name="T4"/></text:span></text:p>
      <text:p text:style-name="P5"><text:span text:style-name="Strong_20_Emphasis"><text:span text:style-name="T6">call Moyenne_des_distance_regate_pour_un_challenge(*)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>mode generation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DELIMITER $$</text:span></text:span></text:p>
      <text:p text:style-name="P5"><text:span text:style-name="Strong_20_Emphasis"><text:span text:style-name="T6">CREATE DEFINER=`admin`@`localhost` PROCEDURE `Moyenne_des_distance_regate_pour_un_challenge`(IN `id_challenge` INT)</text:span></text:span></text:p>
      <text:p text:style-name="P5"><text:span text:style-name="Strong_20_Emphasis"><text:span text:style-name="T6"><text:s text:c="4"/>NO SQL</text:span></text:span></text:p>
      <text:p text:style-name="P5"><text:span text:style-name="Strong_20_Emphasis"><text:span text:style-name="T6">SELECT c.nom AS CHALLENGE, AVG(r.distance) AS MOYENNEDISTANCECOURU</text:span></text:span></text:p>
      <text:p text:style-name="P5"><text:span text:style-name="Strong_20_Emphasis"><text:span text:style-name="T6">FROM `challenge` c</text:span></text:span></text:p>
      <text:p text:style-name="P5"><text:span text:style-name="Strong_20_Emphasis"><text:span text:style-name="T6">INNER JOIN `regatte` r</text:span></text:span></text:p>
      <text:p text:style-name="P5"><text:span text:style-name="Strong_20_Emphasis"><text:span text:style-name="T6">ON c.id= r.id_challenge</text:span></text:span></text:p>
      <text:p text:style-name="P21"><text:span text:style-name="Strong_20_Emphasis"><text:span text:style-name="T10">WHERE c.id = id_challenge</text:span></text:span></text:p>
      <text:p text:style-name="P5"><text:span text:style-name="Strong_20_Emphasis"><text:span text:style-name="T6">GROUP BY c.nom$$</text:span></text:span></text:p>
      <text:p text:style-name="P5"><text:span text:style-name="Strong_20_Emphasis"><text:span text:style-name="T6">DELIMITER ;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3"><text:span text:style-name="Strong_20_Emphasis"><text:span text:style-name="T3">Procédure stockée </text:span></text:span><text:span text:style-name="Strong_20_Emphasis"><text:span text:style-name="T6">2</text:span></text:span></text:p>
      <text:p text:style-name="P3"><text:span text:style-name="Strong_20_Emphasis"><text:span text:style-name="T6"/></text:span></text:p>
      <text:p text:style-name="P7"><text:span text:style-name="Strong_20_Emphasis"><text:span text:style-name="T6">Mode sql</text:span></text:span></text:p>
      <text:p text:style-name="P5"><text:span text:style-name="Strong_20_Emphasis"><text:span text:style-name="T6"/></text:span></text:p>
      <text:p text:style-name="P2">CREATE DEFINER = `admin`@`localhost`</text:p>
      <text:p text:style-name="P17"><text:span text:style-name="T1">PROCEDURE </text:span><text:span text:style-name="T2">`</text:span><text:span text:style-name="Strong_20_Emphasis"><text:span text:style-name="T7">Liste_equipage_par_voilier_pour_une_regatte</text:span></text:span><text:span text:style-name="Strong_20_Emphasis"><text:span text:style-name="T4">` (IN id_</text:span></text:span><text:span text:style-name="Strong_20_Emphasis"><text:span text:style-name="T7">regatte</text:span></text:span><text:span text:style-name="Strong_20_Emphasis"><text:span text:style-name="T4"> INT, </text:span></text:span><text:span text:style-name="Strong_20_Emphasis"><text:span text:style-name="T7">IN id_voilier INT</text:span></text:span><text:span text:style-name="Strong_20_Emphasis"><text:span text:style-name="T4">)</text:span></text:span></text:p>
      <text:p text:style-name="P17"><text:span text:style-name="Strong_20_Emphasis"><text:span text:style-name="T4">BEGIN</text:span></text:span></text:p>
      <text:p text:style-name="P11">SELECT r.nom AS REGATTE, pc.nom AS CONCURENT, ps.nom AS SYPPER, v.numero_voile AS VOILE</text:p>
      <text:p text:style-name="P11">FROM `course` co</text:p>
      <text:p text:style-name="P11">INNER JOIN `regatte` r</text:p>
      <text:p text:style-name="P11">ON r.id = co.id_regatte</text:p>
      <text:p text:style-name="P11">INNER JOIN `voilier` v</text:p>
      <text:p text:style-name="P11">ON v.id = co.id_voilier</text:p>
      <text:p text:style-name="P11">INNER JOIN `equipage` eq</text:p>
      <text:p text:style-name="P11">ON eq.id = co.id_equipage</text:p>
      <text:p text:style-name="P11">INNER JOIN `skypper`s</text:p>
      <text:p text:style-name="P11">ON s.id = eq.id_skypper</text:p>
      <text:p text:style-name="P11"><text:soft-page-break/>INNER JOIN `personne`ps</text:p>
      <text:p text:style-name="P11">ON ps.id = s.id_personne</text:p>
      <text:p text:style-name="P11">INNER JOIN `concurent`c</text:p>
      <text:p text:style-name="P11">ON c.id = eq.id_concurent</text:p>
      <text:p text:style-name="P11">INNER JOIN `personne` pc</text:p>
      <text:p text:style-name="P11">ON pc.id = c.id_personne</text:p>
      <text:p text:style-name="P12">WHERE co.id_regatte = <text:span text:style-name="Strong_20_Emphasis"><text:span text:style-name="T4">id_</text:span></text:span><text:span text:style-name="Strong_20_Emphasis"><text:span text:style-name="T7">regatte</text:span></text:span><text:span text:style-name="Strong_20_Emphasis"><text:span text:style-name="T4"> </text:span></text:span><text:span text:style-name="T14">AND co.id_voilier = </text:span><text:span text:style-name="Strong_20_Emphasis"><text:span text:style-name="T7">id_voilier </text:span></text:span></text:p>
      <text:p text:style-name="P18">END</text:p>
      <text:p text:style-name="P11"><text:span text:style-name="Strong_20_Emphasis"><text:span text:style-name="T6"/></text:span></text:p>
      <text:p text:style-name="P11"><text:span text:style-name="Strong_20_Emphasis"><text:span text:style-name="T6"/></text:span></text:p>
      <text:p text:style-name="P12"><text:span text:style-name="Strong_20_Emphasis"><text:span text:style-name="T8">CALL </text:span></text:span><text:span text:style-name="Strong_20_Emphasis"><text:span text:style-name="T7">Liste_equipage_par_voilier_pour_une_regatte</text:span></text:span><text:span text:style-name="Strong_20_Emphasis"><text:span text:style-name="T8">(*,*)</text:span></text:span></text:p>
      <text:p text:style-name="P12"><text:span text:style-name="Strong_20_Emphasis"><text:span text:style-name="T8"/></text:span></text:p>
      <text:p text:style-name="P13"><text:span text:style-name="Strong_20_Emphasis"><text:span text:style-name="T6">mode generation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9">DELIMITER $$</text:span></text:span></text:p>
      <text:p text:style-name="P13"><text:span text:style-name="Strong_20_Emphasis"><text:span text:style-name="T9">CREATE DEFINER=`admin`@`localhost` PROCEDURE `Liste_equipage_par_voilier_pour_une_regatte`(IN `id_regatte` INT, IN `id_voilier` INT)</text:span></text:span></text:p>
      <text:p text:style-name="P13"><text:span text:style-name="Strong_20_Emphasis"><text:span text:style-name="T9"><text:s text:c="4"/>NO SQL</text:span></text:span></text:p>
      <text:p text:style-name="P13"><text:span text:style-name="Strong_20_Emphasis"><text:span text:style-name="T9">SELECT r.nom AS REGATTE, pc.nom AS CONCURENT, ps.nom AS SKYPPER, v.numero_voile AS VOILE</text:span></text:span></text:p>
      <text:p text:style-name="P13"><text:span text:style-name="Strong_20_Emphasis"><text:span text:style-name="T9">FROM `course` co</text:span></text:span></text:p>
      <text:p text:style-name="P13"><text:span text:style-name="Strong_20_Emphasis"><text:span text:style-name="T9">INNER JOIN `regatte` r</text:span></text:span></text:p>
      <text:p text:style-name="P13"><text:span text:style-name="Strong_20_Emphasis"><text:span text:style-name="T9">ON r.id = co.id_regatte</text:span></text:span></text:p>
      <text:p text:style-name="P13"><text:span text:style-name="Strong_20_Emphasis"><text:span text:style-name="T9">INNER JOIN `voilier` v</text:span></text:span></text:p>
      <text:p text:style-name="P13"><text:span text:style-name="Strong_20_Emphasis"><text:span text:style-name="T9">ON v.id = co.id_voilier</text:span></text:span></text:p>
      <text:p text:style-name="P13"><text:span text:style-name="Strong_20_Emphasis"><text:span text:style-name="T9">INNER JOIN `equipage` eq</text:span></text:span></text:p>
      <text:p text:style-name="P13"><text:span text:style-name="Strong_20_Emphasis"><text:span text:style-name="T9">ON eq.id = co.id_equipage</text:span></text:span></text:p>
      <text:p text:style-name="P13"><text:span text:style-name="Strong_20_Emphasis"><text:span text:style-name="T9">INNER JOIN `skypper`s</text:span></text:span></text:p>
      <text:p text:style-name="P13"><text:span text:style-name="Strong_20_Emphasis"><text:span text:style-name="T9">ON s.id = eq.id_skypper</text:span></text:span></text:p>
      <text:p text:style-name="P13"><text:span text:style-name="Strong_20_Emphasis"><text:span text:style-name="T9">INNER JOIN `personne`ps</text:span></text:span></text:p>
      <text:p text:style-name="P13"><text:span text:style-name="Strong_20_Emphasis"><text:span text:style-name="T9">ON ps.id = s.id_personne</text:span></text:span></text:p>
      <text:p text:style-name="P13"><text:span text:style-name="Strong_20_Emphasis"><text:span text:style-name="T9">INNER JOIN `concurent`c</text:span></text:span></text:p>
      <text:p text:style-name="P13"><text:span text:style-name="Strong_20_Emphasis"><text:span text:style-name="T9">ON c.id = eq.id_concurent</text:span></text:span></text:p>
      <text:p text:style-name="P13"><text:span text:style-name="Strong_20_Emphasis"><text:span text:style-name="T9">INNER JOIN `personne` pc</text:span></text:span></text:p>
      <text:p text:style-name="P13"><text:span text:style-name="Strong_20_Emphasis"><text:span text:style-name="T9">ON pc.id = c.id_personne</text:span></text:span></text:p>
      <text:p text:style-name="P13"><text:span text:style-name="Strong_20_Emphasis"><text:span text:style-name="T9">WHERE co.id_regatte = id_regatte AND co.id_voilier = id_voilier$$</text:span></text:span></text:p>
      <text:p text:style-name="P13"><text:span text:style-name="Strong_20_Emphasis"><text:span text:style-name="T9">DELIMITER 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>Procédure stockée 3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8"><text:span text:style-name="Strong_20_Emphasis"><text:span text:style-name="T6">Mode sql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4">CREATE DEFINER = `admin`@`localhost`</text:p>
      <text:p text:style-name="P19"><text:span text:style-name="T1">PROCEDURE </text:span><text:span text:style-name="T2">`</text:span><text:span text:style-name="Strong_20_Emphasis"><text:span text:style-name="T9">Intervention_commissaire</text:span></text:span><text:span text:style-name="Strong_20_Emphasis"><text:span text:style-name="T4">` (IN id_</text:span></text:span><text:span text:style-name="Strong_20_Emphasis"><text:span text:style-name="T11">challenge </text:span></text:span><text:span text:style-name="Strong_20_Emphasis"><text:span text:style-name="T4">INT)</text:span></text:span></text:p>
      <text:p text:style-name="P13"><text:span text:style-name="Strong_20_Emphasis"><text:span text:style-name="T4">BEGIN</text:span></text:span></text:p>
      <text:p text:style-name="P15"><text:span text:style-name="Strong_20_Emphasis"><text:span text:style-name="T13">SELECT cod.nom AS INTERVENTION, pc.nom AS COMMISSAIRE, com.nom AS COMITE, r.nom AS REGATTE, r.date AS DATE</text:span></text:span></text:p>
      <text:p text:style-name="P15"><text:span text:style-name="Strong_20_Emphasis"><text:span text:style-name="T13">FROM `regatte` r</text:span></text:span></text:p>
      <text:p text:style-name="P15"><text:span text:style-name="Strong_20_Emphasis"><text:span text:style-name="T13">INNER JOIN `course` co</text:span></text:span></text:p>
      <text:p text:style-name="P15"><text:soft-page-break/><text:span text:style-name="Strong_20_Emphasis"><text:span text:style-name="T13">ON co.id_regatte = r.id</text:span></text:span></text:p>
      <text:p text:style-name="P15"><text:span text:style-name="Strong_20_Emphasis"><text:span text:style-name="T13">INNER JOIN `code` cod</text:span></text:span></text:p>
      <text:p text:style-name="P15"><text:span text:style-name="Strong_20_Emphasis"><text:span text:style-name="T13">ON cod.id = co.id_code</text:span></text:span></text:p>
      <text:p text:style-name="P15"><text:span text:style-name="Strong_20_Emphasis"><text:span text:style-name="T13">INNER JOIN `pointe` p</text:span></text:span></text:p>
      <text:p text:style-name="P15"><text:span text:style-name="Strong_20_Emphasis"><text:span text:style-name="T13">ON p.id_regatte = r.id</text:span></text:span></text:p>
      <text:p text:style-name="P15"><text:span text:style-name="Strong_20_Emphasis"><text:span text:style-name="T13">INNER JOIN `commissaire` c</text:span></text:span></text:p>
      <text:p text:style-name="P15"><text:span text:style-name="Strong_20_Emphasis"><text:span text:style-name="T13">ON c.id = p.id_commissaire</text:span></text:span></text:p>
      <text:p text:style-name="P15"><text:span text:style-name="Strong_20_Emphasis"><text:span text:style-name="T13">INNER JOIN `comite` com</text:span></text:span></text:p>
      <text:p text:style-name="P15"><text:span text:style-name="Strong_20_Emphasis"><text:span text:style-name="T13">ON com.id = c.id_comite</text:span></text:span></text:p>
      <text:p text:style-name="P15"><text:span text:style-name="Strong_20_Emphasis"><text:span text:style-name="T13">INNER JOIN `personne` pc</text:span></text:span></text:p>
      <text:p text:style-name="P15"><text:span text:style-name="Strong_20_Emphasis"><text:span text:style-name="T13">ON pc.id = c.id_personne</text:span></text:span></text:p>
      <text:p text:style-name="P15"><text:span text:style-name="Strong_20_Emphasis"><text:span text:style-name="T13">WHERE r.id_challenge = id_challenge and r.date &gt; date_debut and r.date &lt; date_fin</text:span></text:span></text:p>
      <text:p text:style-name="P14"><text:span text:style-name="Strong_20_Emphasis"><text:span text:style-name="T12"/></text:span></text:p>
      <text:p text:style-name="P14"><text:span text:style-name="Strong_20_Emphasis"><text:span text:style-name="T12"/></text:span></text:p>
      <text:p text:style-name="P14"><text:span text:style-name="Strong_20_Emphasis"><text:span text:style-name="T12">CALL </text:span></text:span><text:span text:style-name="Strong_20_Emphasis"><text:span text:style-name="T9">Intervention_commissaire</text:span></text:span><text:span text:style-name="Strong_20_Emphasis"><text:span text:style-name="T12">(*, </text:span></text:span><text:span text:style-name="Strong_20_Emphasis"><text:span text:style-name="T13">date_debut,date_fin</text:span></text:span><text:span text:style-name="Strong_20_Emphasis"><text:span text:style-name="T12">) </text:span></text:span><text:span text:style-name="Strong_20_Emphasis"><text:span text:style-name="T15">mettre les guillemet au date et faire attention au espace</text:span></text:span></text:p>
      <text:p text:style-name="P14"><text:span text:style-name="Strong_20_Emphasis"><text:span text:style-name="T15"/></text:span></text:p>
      <text:p text:style-name="P14"><text:span text:style-name="Strong_20_Emphasis"><text:span text:style-name="T15"/></text:span></text:p>
      <text:p text:style-name="P16"><text:span text:style-name="Strong_20_Emphasis"><text:span text:style-name="T17">mode generation</text:span></text:span></text:p>
      <text:p text:style-name="P14"><text:span text:style-name="Strong_20_Emphasis"><text:span text:style-name="T15"/></text:span></text:p>
      <text:p text:style-name="P14"><text:span text:style-name="Strong_20_Emphasis"><text:span text:style-name="T15"/></text:span></text:p>
      <text:p text:style-name="P16"><text:span text:style-name="Strong_20_Emphasis"><text:span text:style-name="T16">DELIMITER $$</text:span></text:span></text:p>
      <text:p text:style-name="P16"><text:span text:style-name="Strong_20_Emphasis"><text:span text:style-name="T16">CREATE DEFINER=`admin`@`localhost` PROCEDURE `Intervention_commissaire`(IN `id_challenge` INT, IN `date_debut` DATE, IN `date_fin` DATE)</text:span></text:span></text:p>
      <text:p text:style-name="P16"><text:span text:style-name="Strong_20_Emphasis"><text:span text:style-name="T16"><text:s text:c="4"/>NO SQL</text:span></text:span></text:p>
      <text:p text:style-name="P16"><text:span text:style-name="Strong_20_Emphasis"><text:span text:style-name="T16">SELECT cod.nom AS INTERVENTION, pc.nom AS COMMISSAIRE, com.nom AS COMITE, r.nom AS REGATTE, r.date AS DATE</text:span></text:span></text:p>
      <text:p text:style-name="P16"><text:span text:style-name="Strong_20_Emphasis"><text:span text:style-name="T16">FROM `regatte` r</text:span></text:span></text:p>
      <text:p text:style-name="P16"><text:span text:style-name="Strong_20_Emphasis"><text:span text:style-name="T16">INNER JOIN `course` co</text:span></text:span></text:p>
      <text:p text:style-name="P16"><text:span text:style-name="Strong_20_Emphasis"><text:span text:style-name="T16">ON co.id_regatte = r.id</text:span></text:span></text:p>
      <text:p text:style-name="P16"><text:span text:style-name="Strong_20_Emphasis"><text:span text:style-name="T16">INNER JOIN `code` cod</text:span></text:span></text:p>
      <text:p text:style-name="P16"><text:span text:style-name="Strong_20_Emphasis"><text:span text:style-name="T16">ON cod.id = co.id_code</text:span></text:span></text:p>
      <text:p text:style-name="P16"><text:span text:style-name="Strong_20_Emphasis"><text:span text:style-name="T16">INNER JOIN `pointe` p</text:span></text:span></text:p>
      <text:p text:style-name="P16"><text:span text:style-name="Strong_20_Emphasis"><text:span text:style-name="T16">ON p.id_regatte = r.id</text:span></text:span></text:p>
      <text:p text:style-name="P16"><text:span text:style-name="Strong_20_Emphasis"><text:span text:style-name="T16">INNER JOIN `commissaire` c</text:span></text:span></text:p>
      <text:p text:style-name="P16"><text:span text:style-name="Strong_20_Emphasis"><text:span text:style-name="T16">ON c.id = p.id_commissaire</text:span></text:span></text:p>
      <text:p text:style-name="P16"><text:span text:style-name="Strong_20_Emphasis"><text:span text:style-name="T16">INNER JOIN `comite` com</text:span></text:span></text:p>
      <text:p text:style-name="P16"><text:span text:style-name="Strong_20_Emphasis"><text:span text:style-name="T16">ON com.id = c.id_comite</text:span></text:span></text:p>
      <text:p text:style-name="P16"><text:span text:style-name="Strong_20_Emphasis"><text:span text:style-name="T16">INNER JOIN `personne` pc</text:span></text:span></text:p>
      <text:p text:style-name="P16"><text:span text:style-name="Strong_20_Emphasis"><text:span text:style-name="T16">ON pc.id = c.id_personne</text:span></text:span></text:p>
      <text:p text:style-name="P16"><text:span text:style-name="Strong_20_Emphasis"><text:span text:style-name="T16">WHERE r.id_challenge = id_challenge and r.date &gt; date_debut and r.date &lt; date_fin$$</text:span></text:span></text:p>
      <text:p text:style-name="P16"><text:span text:style-name="Strong_20_Emphasis"><text:span text:style-name="T16">DELIMITER 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23:48.043832922</meta:creation-date>
    <dc:date>2017-11-02T18:16:14.982029455</dc:date>
    <meta:editing-duration>PT38M46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3" meta:paragraph-count="111" meta:word-count="479" meta:character-count="3475" meta:non-whitespace-character-count="3094"/>
  </office:meta>
</office:document-meta>
</file>